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593fb3"/>
    </style:style>
    <style:style style:name="P3" style:family="paragraph" style:parent-style-name="Standard">
      <style:text-properties officeooo:paragraph-rsid="005daf34"/>
    </style:style>
    <style:style style:name="P4" style:family="paragraph" style:parent-style-name="Heading_20_1">
      <style:paragraph-properties fo:break-before="page"/>
      <style:text-properties officeooo:paragraph-rsid="00674eb1"/>
    </style:style>
    <style:style style:name="P5" style:family="paragraph" style:parent-style-name="Heading_20_2">
      <style:text-properties officeooo:rsid="00593fb3" officeooo:paragraph-rsid="00593fb3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de">
      <style:text-properties style:font-name="Courier New" fo:font-size="12pt" officeooo:rsid="00593fb3" officeooo:paragraph-rsid="00593fb3" style:font-size-asian="12pt" style:font-size-complex="12pt"/>
    </style:style>
    <style:style style:name="P9" style:family="paragraph" style:parent-style-name="code">
      <style:text-properties officeooo:paragraph-rsid="005b74f0"/>
    </style:style>
    <style:style style:name="P10" style:family="paragraph" style:parent-style-name="code">
      <style:text-properties officeooo:paragraph-rsid="005d7e61"/>
    </style:style>
    <style:style style:name="P11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officeooo:rsid="00593fb3"/>
    </style:style>
    <style:style style:name="T2" style:family="text">
      <style:text-properties officeooo:rsid="005a289c"/>
    </style:style>
    <style:style style:name="T3" style:family="text">
      <style:text-properties officeooo:rsid="005b9518"/>
    </style:style>
    <style:style style:name="T4" style:family="text">
      <style:text-properties officeooo:rsid="005d7e61"/>
    </style:style>
    <style:style style:name="T5" style:family="text">
      <style:text-properties officeooo:rsid="005daf34"/>
    </style:style>
    <style:style style:name="T6" style:family="text">
      <style:text-properties officeooo:rsid="0061dd5b"/>
    </style:style>
    <style:style style:name="T7" style:family="text">
      <style:text-properties officeooo:rsid="00631210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674eb1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1">Содержание</text:p>
          </text:index-title>
          <text:p text:style-name="P6"><text:a xlink:type="simple" xlink:href="#__RefHeading___Toc937_3405147243" text:style-name="Index_20_Link" text:visited-style-name="Index_20_Link">Gulp<text:tab/>2</text:a></text:p>
          <text:p text:style-name="P7"><text:a xlink:type="simple" xlink:href="#__RefHeading___Toc939_3405147243" text:style-name="Index_20_Link" text:visited-style-name="Index_20_Link">Установка<text:tab/>2</text:a></text:p>
        </text:index-body>
      </text:table-of-content>
      <text:h text:style-name="Heading_20_1" text:outline-level="1"><text:span text:style-name="Основной_20_шрифт_20_абзаца"/></text:h>
      <text:h text:style-name="P4" text:outline-level="1"><text:bookmark-start text:name="__RefHeading___Toc937_3405147243"/><text:span text:style-name="Основной_20_шрифт_20_абзаца"><text:span text:style-name="T9">Gulp</text:span></text:span><text:bookmark-end text:name="__RefHeading___Toc937_3405147243"/></text:h>
      <text:p text:style-name="P1"/>
      <text:h text:style-name="P5" text:outline-level="2"><text:bookmark-start text:name="__RefHeading___Toc939_3405147243"/>Установка<text:bookmark-end text:name="__RefHeading___Toc939_3405147243"/></text:h>
      <text:p text:style-name="P2"><text:span text:style-name="Основной_20_шрифт_20_абзаца"><text:span text:style-name="T1">Инициализация проекта</text:span></text:span></text:p>
      <text:p text:style-name="P8">npm init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2">Локальная у</text:span></text:span><text:span text:style-name="Основной_20_шрифт_20_абзаца">станов</text:span><text:span text:style-name="Основной_20_шрифт_20_абзаца"><text:span text:style-name="T2">ка</text:span></text:span><text:span text:style-name="Основной_20_шрифт_20_абзаца"> Gulp в наш проект</text:span></text:p>
      <text:p text:style-name="code"><text:span text:style-name="Основной_20_шрифт_20_абзаца">npm i gulp --save-dev</text:span></text:p>
      <text:p text:style-name="code"><text:span text:style-name="Основной_20_шрифт_20_абзаца"/></text:p>
      <text:p text:style-name="P10"><text:span text:style-name="Основной_20_шрифт_20_абзаца"><text:span text:style-name="T4">Локальная установка модулей</text:span></text:span></text:p>
      <text:p text:style-name="P9"><text:span text:style-name="Основной_20_шрифт_20_абзаца">npm install gulp-concat gulp-plumber gulp-clean-css gulp-uglify </text:span><text:span text:style-name="Основной_20_шрифт_20_абзаца"><text:span text:style-name="T3">\</text:span></text:span><text:span text:style-name="Основной_20_шрифт_20_абзаца"> gulp-sass </text:span><text:span text:style-name="Основной_20_шрифт_20_абзаца"><text:span text:style-name="T7">sass </text:span></text:span><text:span text:style-name="Основной_20_шрифт_20_абзаца">--save-dev</text:span></text:p>
      <text:p text:style-name="Standard"><text:span text:style-name="Основной_20_шрифт_20_абзаца"/></text:p>
      <text:p text:style-name="P3"><text:span text:style-name="Основной_20_шрифт_20_абзаца"><text:span text:style-name="T5">Установка последней версии bootstrap</text:span></text:span></text:p>
      <text:p text:style-name="code"><text:span text:style-name="Основной_20_шрифт_20_абзаца">npm install bootstrap@next --save</text:span></text:p>
      <text:p text:style-name="code"><text:span text:style-name="Основной_20_шрифт_20_абзаца"/></text:p>
      <text:p text:style-name="code"><text:span text:style-name="Основной_20_шрифт_20_абзаца">npm install bootstrap-icons --save</text:span></text:p>
      <text:p text:style-name="code"><text:span text:style-name="Основной_20_шрифт_20_абзаца"/></text:p>
      <text:p text:style-name="code"><text:span text:style-name="Основной_20_шрифт_20_абзаца">npm install @popperjs/core --</text:span><text:span text:style-name="Основной_20_шрифт_20_абзаца"><text:span text:style-name="T6">save</text:span></text:span></text:p>
      <text:p text:style-name="Standard"><text:span text:style-name="Основной_20_шрифт_20_абзаца"/></text:p>
      <text:p text:style-name="code"><text:span text:style-name="Основной_20_шрифт_20_абзаца">npm install jquery --save</text:span></text:p>
      <text:p text:style-name="Standard"><text:span text:style-name="Основной_20_шрифт_20_абзаца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1-09-06T16:48:34.766377844</dc:date>
    <meta:editing-cycles>82</meta:editing-cycles>
    <meta:editing-duration>PT15H48M4S</meta:editing-duration>
    <meta:document-statistic meta:table-count="0" meta:image-count="0" meta:object-count="0" meta:page-count="2" meta:paragraph-count="16" meta:word-count="60" meta:character-count="406" meta:non-whitespace-character-count="368"/>
    <meta:template xlink:type="simple" xlink:actuate="onRequest" xlink:title="" xlink:href="Normal.dotm"/>
  </office:meta>
</office:document-meta>
</file>